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buntu" svg:font-family="Ubuntu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paragraph-rsid="000bb5d1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bb5d1" officeooo:paragraph-rsid="000bb5d1" style:font-size-asian="12pt" style:font-size-complex="12pt"/>
    </style:style>
    <style:style style:name="P3" style:family="paragraph" style:parent-style-name="Standard" style:list-style-name="L2">
      <style:paragraph-properties fo:text-align="justify" style:justify-single-word="false"/>
      <style:text-properties fo:font-size="12pt" officeooo:rsid="000bb5d1" officeooo:paragraph-rsid="000bb5d1" style:font-size-asian="12pt" style:font-size-complex="12pt"/>
    </style:style>
    <style:style style:name="T1" style:family="text">
      <style:text-properties officeooo:rsid="000bb5d1"/>
    </style:style>
    <style:style style:name="T2" style:family="text">
      <style:text-properties fo:font-size="18pt" officeooo:rsid="000bb5d1" style:font-size-asian="18pt" style:font-size-complex="18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¡¡¡ES HOY, ES HOY!!!</text:span></text:p>
      <text:p text:style-name="P2"/>
      <text:p text:style-name="P2">Entrega final:</text:p>
      <text:p text:style-name="P2">Requisitos:</text:p>
      <text:list xml:id="list554531430" text:style-name="L2">
        <text:list-item>
          <text:p text:style-name="P3">Debe mostrarle al usuario lo que hace el programa, por ejemplo: “Este programa esta diseñado para calcular la hipotenusa o el cateto faltante de un triangulo rectángulo”, también podría ser: “CÁLCULO DE CATETO E HIPOTENUSA”, o en realidad cualquier frase que deje claro lo que el programa hace.</text:p>
        </text:list-item>
        <text:list-item>
          <text:p text:style-name="P3">Debe tener un menú inicial en que se presenten tres opciones; a)calcular cateto; b) calcular hipotenusa; c)salir</text:p>
        </text:list-item>
        <text:list-item>
          <text:p text:style-name="P3">Debe recibir los datos de forma válida, en caso de no ser válidos, debe explicar por qué y pedirlos de nuevo, por ejemplo: “ingrese un n.º positivo” (el usuario ingresa -3) , la maquina responde “el cateto o hipotenusa debe ser positivo, ingrese el número positivo”</text:p>
        </text:list-item>
        <text:list-item>
          <text:p text:style-name="P3">Debe mostrar una opción de realizar un siguiente cálculo, que debe llevar al menú anterior (calcular cateto, hipotenusa o salir).</text:p>
        </text:list-item>
        <text:list-item>
          <text:p text:style-name="P3">Al salir, se debe despedir, y también debe indicar su nombre, apellido, curso y colegi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Ubuntu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Ubuntu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enzo Alejandro Arrué Muñoz</meta:initial-creator>
    <meta:creation-date>2023-08-29T14:45:26.615000000</meta:creation-date>
    <dc:date>2023-08-29T11:08:38.043000000</dc:date>
    <dc:creator>Henzo Alejandro Arrué Muñoz</dc:creator>
    <meta:editing-duration>PT3H36M47S</meta:editing-duration>
    <meta:editing-cycles>1</meta:editing-cycles>
    <meta:document-statistic meta:table-count="0" meta:image-count="0" meta:object-count="0" meta:page-count="1" meta:paragraph-count="8" meta:word-count="158" meta:character-count="938" meta:non-whitespace-character-count="793"/>
    <meta:generator>LibreOffice/7.5.0.3$Windows_X86_64 LibreOffice_project/c21113d003cd3efa8c53188764377a8272d9d6de</meta:generator>
  </office:meta>
</office:document-meta>
</file>